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7137" svg:stroke-width="0.019cm" svg:stroke-color="#800080" draw:marker-start="" draw:marker-start-width="0.33cm" draw:marker-start-center="false" draw:marker-end="" draw:marker-end-width="0.33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7138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7139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140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392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141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502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7142" svg:stroke-width="0.019cm" svg:stroke-color="#80008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143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7144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7145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7146" svg:stroke-width="0.019cm" svg:stroke-color="#80008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7147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405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7148" svg:stroke-width="0.019cm" svg:stroke-color="#80008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7149" svg:stroke-width="0.019cm" svg:stroke-color="#80008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7150" svg:stroke-width="0.019cm" svg:stroke-color="#80008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7151" svg:stroke-width="0.019cm" svg:stroke-color="#80008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7152" svg:stroke-width="0.019cm" svg:stroke-color="#80008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7153" svg:stroke-width="0.019cm" svg:stroke-color="#80008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7154" svg:stroke-width="0.019cm" svg:stroke-color="#80008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7155" svg:stroke-width="0.019cm" svg:stroke-color="#80008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692cm" svg:height="1.692cm" svg:x="9.456cm" svg:y="13.757cm">
            <text:p/>
          </draw:rect>
          <draw:frame draw:style-name="gr2" draw:text-style-name="P3" draw:layer="layout" svg:width="0.503cm" svg:height="0.38cm" svg:x="9.118cm" svg:y="13.586cm">
            <draw:text-box>
              <text:p text:style-name="P2"><text:span text:style-name="T1">L</text:span></text:p>
            </draw:text-box>
          </draw:frame>
          <draw:frame draw:style-name="gr3" draw:text-style-name="P5" draw:layer="layout" svg:width="0.551cm" svg:height="0.38cm" svg:x="11.206cm" svg:y="13.568cm">
            <draw:text-box>
              <text:p text:style-name="P4"><text:span text:style-name="T1">M</text:span></text:p>
            </draw:text-box>
          </draw:frame>
          <draw:frame draw:style-name="gr4" draw:text-style-name="P5" draw:layer="layout" svg:width="0.736cm" svg:height="0.392cm" svg:x="11.294cm" svg:y="15.394cm">
            <draw:text-box>
              <text:p text:style-name="P4"><text:span text:style-name="T1">N</text:span></text:p>
            </draw:text-box>
          </draw:frame>
          <draw:frame draw:style-name="gr5" draw:text-style-name="P5" draw:layer="layout" svg:width="0.505cm" svg:height="0.502cm" svg:x="9.224cm" svg:y="15.392cm">
            <draw:text-box>
              <text:p text:style-name="P4"><text:span text:style-name="T1">O</text:span></text:p>
            </draw:text-box>
          </draw:frame>
          <draw:line draw:style-name="gr6" draw:text-style-name="P6" draw:layer="layout" svg:x1="8.855cm" svg:y1="14.618cm" svg:x2="12.75cm" svg:y2="14.618cm">
            <text:p/>
          </draw:line>
          <draw:frame draw:style-name="gr7" draw:text-style-name="P7" draw:layer="layout" svg:width="0.533cm" svg:height="0.38cm" svg:x="8.62cm" svg:y="14.186cm">
            <draw:text-box>
              <text:p text:style-name="P4"><text:span text:style-name="T2">d</text:span></text:p>
            </draw:text-box>
          </draw:frame>
          <draw:frame draw:style-name="gr8" draw:text-style-name="P5" draw:layer="layout" svg:width="0.309cm" svg:height="0.63cm" svg:x="11.206cm" svg:y="14.482cm">
            <draw:text-box>
              <text:p text:style-name="P4"><text:span text:style-name="T1">I</text:span></text:p>
            </draw:text-box>
          </draw:frame>
          <draw:frame draw:style-name="gr9" draw:text-style-name="P5" draw:layer="layout" svg:width="0.197cm" svg:height="0.38cm" svg:x="9.273cm" svg:y="14.699cm">
            <draw:text-box>
              <text:p text:style-name="P4"><text:span text:style-name="T1">J</text:span></text:p>
            </draw:text-box>
          </draw:frame>
          <draw:line draw:style-name="gr10" draw:text-style-name="P6" draw:layer="layout" svg:x1="10.349cm" svg:y1="16.251cm" svg:x2="12.519cm" svg:y2="14.08cm">
            <text:p/>
          </draw:line>
          <draw:frame draw:style-name="gr11" draw:text-style-name="P5" draw:layer="layout" svg:width="0.59cm" svg:height="0.405cm" svg:x="10.643cm" svg:y="15.946cm">
            <draw:text-box>
              <text:p text:style-name="P4"><text:span text:style-name="T2">d</text:span><text:span text:style-name="T1">'</text:span></text:p>
            </draw:text-box>
          </draw:frame>
          <draw:frame draw:style-name="gr12" draw:text-style-name="P5" draw:layer="layout" svg:width="0.191cm" svg:height="0.38cm" svg:x="11.809cm" svg:y="14.198cm">
            <draw:text-box>
              <text:p text:style-name="P4"><text:span text:style-name="T1">A</text:span></text:p>
            </draw:text-box>
          </draw:frame>
          <draw:custom-shape draw:style-name="gr13" draw:text-style-name="P8" draw:layer="layout" svg:width="0.212cm" svg:height="0.212cm" svg:x="9.456cm" svg:y="13.75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212cm" svg:height="0.212cm" svg:x="9.456cm" svg:y="15.23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16cm" svg:height="0.212cm" svg:x="10.934cm" svg:y="13.75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216cm" svg:height="0.212cm" svg:x="10.934cm" svg:y="15.23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0.214cm" svg:height="0.216cm" svg:x="10.934cm" svg:y="14.4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1.223cm" svg:y1="14.101cm" svg:x2="11.051cm" svg:y2="14.234cm">
            <text:p/>
          </draw:line>
          <draw:line draw:style-name="gr19" draw:text-style-name="P9" draw:layer="layout" svg:x1="11.223cm" svg:y1="14.907cm" svg:x2="11.051cm" svg:y2="15.0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137" draw:display-name="Dashed (var) 7137" draw:style="rect" draw:dots1="1" draw:dots1-length="0.003cm" draw:dots2="1" draw:dots2-length="0.003cm" draw:distance="0.003cm"/>
    <draw:stroke-dash draw:name="Dashed_20__28_var_29__20_7138" draw:display-name="Dashed (var) 7138" draw:style="rect" draw:dots1="1" draw:dots1-length="0.003cm" draw:dots2="1" draw:dots2-length="0.003cm" draw:distance="0.003cm"/>
    <draw:stroke-dash draw:name="Dashed_20__28_var_29__20_7139" draw:display-name="Dashed (var) 7139" draw:style="rect" draw:dots1="1" draw:dots1-length="0.003cm" draw:dots2="1" draw:dots2-length="0.003cm" draw:distance="0.003cm"/>
    <draw:stroke-dash draw:name="Dashed_20__28_var_29__20_7140" draw:display-name="Dashed (var) 7140" draw:style="rect" draw:dots1="1" draw:dots1-length="0.003cm" draw:dots2="1" draw:dots2-length="0.003cm" draw:distance="0.003cm"/>
    <draw:stroke-dash draw:name="Dashed_20__28_var_29__20_7141" draw:display-name="Dashed (var) 7141" draw:style="rect" draw:dots1="1" draw:dots1-length="0.003cm" draw:dots2="1" draw:dots2-length="0.003cm" draw:distance="0.003cm"/>
    <draw:stroke-dash draw:name="Dashed_20__28_var_29__20_7142" draw:display-name="Dashed (var) 7142" draw:style="rect" draw:dots1="1" draw:dots1-length="0.003cm" draw:dots2="1" draw:dots2-length="0.003cm" draw:distance="0.003cm"/>
    <draw:stroke-dash draw:name="Dashed_20__28_var_29__20_7143" draw:display-name="Dashed (var) 7143" draw:style="rect" draw:dots1="1" draw:dots1-length="0.003cm" draw:dots2="1" draw:dots2-length="0.003cm" draw:distance="0.003cm"/>
    <draw:stroke-dash draw:name="Dashed_20__28_var_29__20_7144" draw:display-name="Dashed (var) 7144" draw:style="rect" draw:dots1="1" draw:dots1-length="0.003cm" draw:dots2="1" draw:dots2-length="0.003cm" draw:distance="0.003cm"/>
    <draw:stroke-dash draw:name="Dashed_20__28_var_29__20_7145" draw:display-name="Dashed (var) 7145" draw:style="rect" draw:dots1="1" draw:dots1-length="0.003cm" draw:dots2="1" draw:dots2-length="0.003cm" draw:distance="0.003cm"/>
    <draw:stroke-dash draw:name="Dashed_20__28_var_29__20_7146" draw:display-name="Dashed (var) 7146" draw:style="rect" draw:dots1="1" draw:dots1-length="0.003cm" draw:dots2="1" draw:dots2-length="0.003cm" draw:distance="0.003cm"/>
    <draw:stroke-dash draw:name="Dashed_20__28_var_29__20_7147" draw:display-name="Dashed (var) 7147" draw:style="rect" draw:dots1="1" draw:dots1-length="0.003cm" draw:dots2="1" draw:dots2-length="0.003cm" draw:distance="0.003cm"/>
    <draw:stroke-dash draw:name="Dashed_20__28_var_29__20_7148" draw:display-name="Dashed (var) 7148" draw:style="rect" draw:dots1="1" draw:dots1-length="0.003cm" draw:dots2="1" draw:dots2-length="0.003cm" draw:distance="0.003cm"/>
    <draw:stroke-dash draw:name="Dashed_20__28_var_29__20_7149" draw:display-name="Dashed (var) 7149" draw:style="rect" draw:dots1="1" draw:dots1-length="0.003cm" draw:dots2="1" draw:dots2-length="0.003cm" draw:distance="0.003cm"/>
    <draw:stroke-dash draw:name="Dashed_20__28_var_29__20_7150" draw:display-name="Dashed (var) 7150" draw:style="rect" draw:dots1="1" draw:dots1-length="0.003cm" draw:dots2="1" draw:dots2-length="0.003cm" draw:distance="0.003cm"/>
    <draw:stroke-dash draw:name="Dashed_20__28_var_29__20_7151" draw:display-name="Dashed (var) 7151" draw:style="rect" draw:dots1="1" draw:dots1-length="0.003cm" draw:dots2="1" draw:dots2-length="0.003cm" draw:distance="0.003cm"/>
    <draw:stroke-dash draw:name="Dashed_20__28_var_29__20_7152" draw:display-name="Dashed (var) 7152" draw:style="rect" draw:dots1="1" draw:dots1-length="0.003cm" draw:dots2="1" draw:dots2-length="0.003cm" draw:distance="0.003cm"/>
    <draw:stroke-dash draw:name="Dashed_20__28_var_29__20_7153" draw:display-name="Dashed (var) 7153" draw:style="rect" draw:dots1="1" draw:dots1-length="0.003cm" draw:dots2="1" draw:dots2-length="0.003cm" draw:distance="0.003cm"/>
    <draw:stroke-dash draw:name="Dashed_20__28_var_29__20_7154" draw:display-name="Dashed (var) 7154" draw:style="rect" draw:dots1="1" draw:dots1-length="0.003cm" draw:dots2="1" draw:dots2-length="0.003cm" draw:distance="0.003cm"/>
    <draw:stroke-dash draw:name="Dashed_20__28_var_29__20_7155" draw:display-name="Dashed (var) 7155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15:32.453564218</meta:creation-date>
    <dc:date>2018-03-12T13:15:51.975128170</dc:date>
    <meta:editing-duration>PT19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